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3.489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text:span text:style-name="T1"><text:placeholder text:placeholder-type="text" text:description="o.partner_id.street2">&lt;o.partner_id and o.partner_id.street2 or ''&gt;</text:placeholder></text:span><text:span text:style-name="T1"> </text:span><text:span text:style-name="T1"><text:placeholder text:placeholder-type="text" text:description="o.partner_id.street3">&lt;o.partner_id and o.partner_id.street3 or ''&gt;</text:placeholder></text:span><text:span text:style-name="T1"> 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text:span text:style-name="T1"><text:placeholder text:placeholder-type="text" text:description="o.partner_id.zip">&lt;o.partner_id.zip or ''&gt;</text:placeholder></text:span></text:p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/text:p>
            <text:p text:style-name="P15"><text:placeholder text:placeholder-type="text" text:description="o.partner_id.name">&lt;(o.cons_loca and o.cons_loca.country_id.name or '').upper() or ''&gt;</text:placeholder> <text:placeholder text:placeholder-type="text">&lt;(o.cons_loca and o.cons_loca.zip or '').upper()&gt;</text:placeholder></text:p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and o.port_of_loading_id.name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7"/>
            <text:p text:style-name="P7"/>
            <text:p text:style-name="P7"/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3-30T15:07:56</dc:date>
    <meta:editing-duration>PT12H48M41S</meta:editing-duration>
    <meta:editing-cycles>25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1" meta:word-count="204" meta:character-count="2398" meta:non-whitespace-character-count="2052"/>
  </office:meta>
</office:document-meta>
</file>